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0b51d" officeooo:paragraph-rsid="0000b51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0b51d" officeooo:paragraph-rsid="0000b51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17f8e" officeooo:paragraph-rsid="00017f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00b51d" officeooo:paragraph-rsid="0000b51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017f8e" officeooo:paragraph-rsid="00017f8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normal" officeooo:rsid="00017f8e" officeooo:paragraph-rsid="00017f8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0363b7" officeooo:paragraph-rsid="000363b7" style:font-weight-asian="normal" style:font-weight-complex="normal"/>
    </style:style>
    <style:style style:name="T1" style:family="text">
      <style:text-properties officeooo:rsid="00017f8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63b7" style:font-weight-asian="bold" style:font-weight-complex="bold"/>
    </style:style>
    <style:style style:name="T5" style:family="text">
      <style:text-properties officeooo:rsid="000363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 – COMANDOS BÁSICOS LINUX 08 – MV (MOVER ARQUIVOS), CP E RM (OUTRA OPÇÕES)</text:p>
      <text:p text:style-name="P1"/>
      <text:p text:style-name="P2">*** MAIS EXEMPLOS DO COMANDO CP ***</text:p>
      <text:p text:style-name="P2"/>
      <text:p text:style-name="P4">cp /home/adriano/arq2.</text:p>
      <text:p text:style-name="P4"/>
      <text:p text:style-name="P4">Copia o arquivo arq2 do diretório /home/jorge para o diretório atual.</text:p>
      <text:p text:style-name="P4"/>
      <text:p text:style-name="P4">cp /root/a* /home/</text:p>
      <text:p text:style-name="P4"/>
      <text:p text:style-name="P4">Copia todos os arquivos que se iniciam com a letra a do diretório /root para o diretório /home </text:p>
      <text:p text:style-name="P4"/>
      <text:p text:style-name="P2">*** <text:span text:style-name="T1">COMANDO MV ***</text:span></text:p>
      <text:p text:style-name="P2"/>
      <text:p text:style-name="P5">mv [opções] origem destino move o arquivo ou o diretório para o destino especificado</text:p>
      <text:p text:style-name="P3"/>
      <text:p text:style-name="P3">Opções</text:p>
      <text:p text:style-name="P3"/>
      <text:p text:style-name="P3">-i <text:tab/>Consulta o usuário antes de mover arquivos</text:p>
      <text:p text:style-name="P4"/>
      <text:p text:style-name="P5">Exemplo</text:p>
      <text:p text:style-name="P5"/>
      <text:p text:style-name="P5">mv /root/arq1 /home/</text:p>
      <text:p text:style-name="P5"/>
      <text:p text:style-name="P5">Move o arquivo arq1 de /root para /home</text:p>
      <text:p text:style-name="P5"/>
      <text:p text:style-name="P6"><text:span text:style-name="T3">***</text:span> <text:span text:style-name="T4">COMANDO MV – OUTROS USOS ***</text:span></text:p>
      <text:p text:style-name="P6"><text:span text:style-name="T4"/></text:p>
      <text:p text:style-name="P7">mv /home/fabio/arq1 /home/fabio/arq2</text:p>
      <text:p text:style-name="P7"/>
      <text:p text:style-name="P7">Renomeia o arquivo 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0:54:47.665881577</meta:creation-date>
    <dc:date>2020-01-30T11:32:34.761419817</dc:date>
    <meta:editing-duration>PT37M53S</meta:editing-duration>
    <meta:editing-cycles>4</meta:editing-cycles>
    <meta:generator>LibreOffice/6.3.4.2.0$Linux_X86_64 LibreOffice_project/30$Build-2</meta:generator>
    <meta:document-statistic meta:table-count="0" meta:image-count="0" meta:object-count="0" meta:page-count="1" meta:paragraph-count="16" meta:word-count="105" meta:character-count="622" meta:non-whitespace-character-count="527"/>
  </office:meta>
</office:document-meta>
</file>